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dash" draw:stroke-dash="Ultrafine_20_2_20_Dots_20_3_20_Dashes" svg:stroke-width="0.053cm" svg:stroke-color="#666666" draw:marker-start-width="0.279cm" draw:marker-end-width="0.279cm" draw:fill="none" draw:textarea-horizontal-align="justify" draw:textarea-vertical-align="middle" draw:auto-grow-height="false" fo:min-height="16.584cm" fo:min-width="21.394cm" fo:padding-top="0.151cm" fo:padding-bottom="0.151cm" fo:padding-left="0.276cm" fo:padding-right="0.276cm"/>
    </style:style>
    <style:style style:name="gr2" style:family="graphic" style:parent-style-name="standard">
      <style:graphic-properties svg:stroke-color="#000000" draw:fill="none" draw:textarea-horizontal-align="justify" draw:textarea-vertical-align="middle" draw:auto-grow-height="false" fo:min-height="2.324cm" fo:min-width="3.104cm" fo:wrap-option="no-wrap"/>
    </style:style>
    <style:style style:name="gr3" style:family="graphic" style:parent-style-name="standard">
      <style:graphic-properties svg:stroke-color="#000000" draw:fill-color="#808080" draw:textarea-horizontal-align="justify" draw:textarea-vertical-align="middle" draw:auto-grow-height="false" fo:min-height="0.099cm" fo:min-width="0cm"/>
    </style:style>
    <style:style style:name="gr4" style:family="graphic" style:parent-style-name="objectwithoutfill">
      <style:graphic-properties draw:fill="none" draw:textarea-vertical-align="middle"/>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395cm" fo:min-width="3.41cm"/>
    </style:style>
    <style:style style:name="gr7" style:family="graphic" style:parent-style-name="standard">
      <style:graphic-properties draw:stroke="dash" draw:stroke-dash="Ultrafine_20_2_20_Dots_20_3_20_Dashes" svg:stroke-width="0.053cm" svg:stroke-color="#999999" draw:marker-start-width="0.279cm" draw:marker-end-width="0.279cm" draw:fill="none" draw:fill-color="#729fcf" draw:opacity="100%" draw:opacity-name="" draw:textarea-horizontal-align="justify" draw:textarea-vertical-align="middle" draw:auto-grow-height="false" fo:min-height="6.074cm" fo:min-width="9.965cm" fo:padding-top="0.151cm" fo:padding-bottom="0.151cm" fo:padding-left="0.276cm" fo:padding-right="0.276cm"/>
    </style:style>
    <style:style style:name="gr8" style:family="graphic" style:parent-style-name="objectwithoutfill">
      <style:graphic-properties svg:stroke-width="0.106cm" draw:marker-start-width="0.358cm" draw:marker-end-width="0.358cm" draw:fill="none" draw:textarea-vertical-align="middle" fo:padding-top="0.177cm" fo:padding-bottom="0.177cm" fo:padding-left="0.302cm" fo:padding-right="0.302cm"/>
    </style:style>
    <style:style style:name="gr9" style:family="graphic" style:parent-style-name="standard">
      <style:graphic-properties svg:stroke-color="#000000" draw:fill="none" draw:textarea-horizontal-align="justify" draw:textarea-vertical-align="top" draw:auto-grow-height="false" fo:min-height="0.532cm" fo:min-width="0.216cm"/>
    </style:style>
    <style:style style:name="gr10" style:family="graphic" style:parent-style-name="standard">
      <style:graphic-properties svg:stroke-color="#000000" draw:fill-color="#000000" draw:textarea-horizontal-align="justify" draw:textarea-vertical-align="middle" draw:auto-grow-height="false" fo:min-height="0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svg:stroke-color="#000000" draw:fill="none" draw:textarea-horizontal-align="justify" draw:textarea-vertical-align="top" draw:auto-grow-height="false" fo:min-height="2.908cm" fo:min-width="0.413cm"/>
    </style:style>
    <style:style style:name="gr13" style:family="graphic" style:parent-style-name="standard">
      <style:graphic-properties draw:stroke="none" svg:stroke-color="#000000" draw:fill="none" draw:fill-color="#ffffff" draw:textarea-horizontal-align="left" draw:auto-grow-height="true" draw:auto-grow-width="false" fo:min-height="0.789cm" fo:min-width="3.41cm"/>
    </style:style>
    <style:style style:name="gr14" style:family="graphic" style:parent-style-name="standard">
      <style:graphic-properties draw:stroke="dash" draw:stroke-dash="Ultrafine_20_2_20_Dots_20_3_20_Dashes" svg:stroke-width="0.053cm" svg:stroke-color="#999999" draw:marker-start-width="0.279cm" draw:marker-end-width="0.279cm" draw:fill="none" draw:fill-color="#729fcf" draw:opacity="100%" draw:opacity-name="" draw:textarea-horizontal-align="justify" draw:textarea-vertical-align="middle" draw:auto-grow-height="false" fo:min-height="6.802cm" fo:min-width="9.965cm" fo:padding-top="0.151cm" fo:padding-bottom="0.151cm" fo:padding-left="0.276cm" fo:padding-right="0.276cm" draw:shadow-color="#cccccc"/>
    </style:style>
    <style:style style:name="gr15" style:family="graphic" style:parent-style-name="standard">
      <style:graphic-properties svg:stroke-color="#000000" draw:fill="none" draw:textarea-horizontal-align="justify" draw:textarea-vertical-align="middle" draw:auto-grow-height="false" fo:min-height="1.186cm" fo:min-width="1.604cm"/>
    </style:style>
    <style:style style:name="gr16" style:family="graphic" style:parent-style-name="standard">
      <style:graphic-properties svg:stroke-color="#000000" draw:fill="none" draw:textarea-horizontal-align="justify" draw:textarea-vertical-align="middle" draw:auto-grow-height="false" fo:min-height="0.731cm" fo:min-width="1.576cm"/>
    </style:style>
    <style:style style:name="gr17" style:family="graphic" style:parent-style-name="standard">
      <style:graphic-properties draw:stroke="dash" draw:stroke-dash="Ultrafine_20_2_20_Dots_20_3_20_Dashes" svg:stroke-width="0.053cm" svg:stroke-color="#999999" draw:marker-start-width="0.279cm" draw:marker-end-width="0.279cm" draw:fill="none" draw:textarea-horizontal-align="justify" draw:textarea-vertical-align="middle" draw:auto-grow-height="false" fo:min-height="10.711cm" fo:min-width="13.588cm" fo:padding-top="0.151cm" fo:padding-bottom="0.151cm" fo:padding-left="0.276cm" fo:padding-right="0.276cm"/>
    </style:style>
    <style:style style:name="gr18" style:family="graphic" style:parent-style-name="standard">
      <style:graphic-properties draw:stroke="dash" draw:stroke-dash="Ultrafine_20_2_20_Dots_20_3_20_Dashes" svg:stroke-width="0.081cm" svg:stroke-color="#800080" draw:marker-start-width="0.321cm" draw:marker-end-width="0.321cm" draw:fill="none" draw:textarea-horizontal-align="justify" draw:textarea-vertical-align="middle" draw:auto-grow-height="false" fo:min-height="16.584cm" fo:min-width="21.394cm" fo:padding-top="0.165cm" fo:padding-bottom="0.165cm" fo:padding-left="0.29cm" fo:padding-right="0.29cm"/>
    </style:style>
    <style:style style:name="gr19" style:family="graphic" style:parent-style-name="standard">
      <style:graphic-properties draw:stroke="dash" draw:stroke-dash="Ultrafine_20_2_20_Dots_20_3_20_Dashes" svg:stroke-width="0.081cm" svg:stroke-color="#2a6099" draw:marker-start-width="0.321cm" draw:marker-end-width="0.321cm" draw:fill="none" draw:fill-color="#729fcf" draw:opacity="100%" draw:opacity-name="" draw:textarea-horizontal-align="justify" draw:textarea-vertical-align="middle" draw:auto-grow-height="false" fo:min-height="6.074cm" fo:min-width="9.965cm" fo:padding-top="0.165cm" fo:padding-bottom="0.165cm" fo:padding-left="0.29cm" fo:padding-right="0.29cm"/>
    </style:style>
    <style:style style:name="gr20" style:family="graphic" style:parent-style-name="standard">
      <style:graphic-properties draw:stroke="dash" draw:stroke-dash="Ultrafine_20_2_20_Dots_20_3_20_Dashes" svg:stroke-width="0.081cm" svg:stroke-color="#ff8000" draw:marker-start-width="0.321cm" draw:marker-end-width="0.321cm" draw:fill="none" draw:fill-color="#729fcf" draw:opacity="100%" draw:opacity-name="" draw:textarea-horizontal-align="justify" draw:textarea-vertical-align="middle" draw:auto-grow-height="false" fo:min-height="6.802cm" fo:min-width="9.965cm" fo:padding-top="0.165cm" fo:padding-bottom="0.165cm" fo:padding-left="0.29cm" fo:padding-right="0.29cm" draw:shadow-color="#cccccc"/>
    </style:style>
    <style:style style:name="gr21" style:family="graphic" style:parent-style-name="standard">
      <style:graphic-properties draw:stroke="dash" draw:stroke-dash="Ultrafine_20_2_20_Dots_20_3_20_Dashes" svg:stroke-width="0.081cm" svg:stroke-color="#00a933" draw:marker-start-width="0.321cm" draw:marker-end-width="0.321cm" draw:fill="none" draw:textarea-horizontal-align="justify" draw:textarea-vertical-align="middle" draw:auto-grow-height="false" fo:min-height="10.711cm" fo:min-width="13.588cm" fo:padding-top="0.165cm" fo:padding-bottom="0.165cm" fo:padding-left="0.29cm" fo:padding-right="0.29cm"/>
    </style:style>
    <style:style style:name="P1" style:family="paragraph">
      <loext:graphic-properties draw:fill="none"/>
      <style:paragraph-properties fo:text-align="center"/>
    </style:style>
    <style:style style:name="P2" style:family="paragraph">
      <loext:graphic-properties draw:fill-color="#808080"/>
      <style:paragraph-properties fo:text-align="center"/>
    </style:style>
    <style:style style:name="P3" style:family="paragraph">
      <style:paragraph-properties fo:text-align="center"/>
    </style:style>
    <style:style style:name="P4" style:family="paragraph">
      <loext:graphic-properties draw:fill="none" draw:fill-color="#ffffff"/>
      <style:paragraph-properties fo:text-align="center"/>
      <style:text-properties fo:font-size="10pt" style:font-size-asian="10pt" style:font-size-complex="10pt"/>
    </style:style>
    <style:style style:name="P5" style:family="paragraph">
      <loext:graphic-properties draw:fill="none" draw:fill-color="#729fcf" draw:opacity="100%"/>
      <style:paragraph-properties fo:text-align="center"/>
    </style:style>
    <style:style style:name="P6" style:family="paragraph">
      <style:paragraph-properties fo:text-align="start"/>
      <style:text-properties fo:font-size="6pt"/>
    </style:style>
    <style:style style:name="P7" style:family="paragraph">
      <loext:graphic-properties draw:fill="none"/>
      <style:paragraph-properties fo:text-align="start"/>
      <style:text-properties fo:font-size="6pt" style:font-size-asian="4pt" style:font-size-complex="4pt"/>
    </style:style>
    <style:style style:name="P8" style:family="paragraph">
      <loext:graphic-properties draw:fill-color="#000000"/>
      <style:paragraph-properties fo:text-align="center"/>
    </style:style>
    <style:style style:name="P9" style:family="paragraph">
      <loext:graphic-properties draw:fill="none" draw:fill-color="#ffffff"/>
      <style:text-properties fo:font-size="10pt" style:font-size-asian="10pt" style:font-size-complex="10pt"/>
    </style:style>
    <style:style style:name="P10" style:family="paragraph">
      <style:paragraph-properties fo:text-align="start"/>
      <style:text-properties fo:font-size="4pt"/>
    </style:style>
    <style:style style:name="P11" style:family="paragraph">
      <loext:graphic-properties draw:fill="none"/>
      <style:paragraph-properties fo:text-align="start"/>
      <style:text-properties fo:font-size="4pt" style:font-size-asian="6pt" style:font-size-complex="6pt"/>
    </style:style>
    <style:style style:name="P12" style:family="paragraph">
      <loext:graphic-properties draw:fill="none"/>
      <style:paragraph-properties fo:text-align="center"/>
      <style:text-properties fo:font-size="12pt" style:font-size-asian="12pt" style:font-size-complex="12pt"/>
    </style:style>
    <style:style style:name="P13" style:family="paragraph">
      <style:paragraph-properties fo:text-align="center"/>
      <style:text-properties fo:font-size="12pt"/>
    </style:style>
    <style:style style:name="P14" style:family="paragraph">
      <loext:graphic-properties draw:fill="none"/>
      <style:paragraph-properties fo:text-align="center"/>
      <style:text-properties fo:font-size="12pt"/>
    </style:style>
    <style:style style:name="P15" style:family="paragraph">
      <style:paragraph-properties fo:text-align="center"/>
      <style:text-properties fo:color="#2a6099"/>
    </style:style>
    <style:style style:name="P16" style:family="paragraph">
      <loext:graphic-properties draw:fill="none" draw:fill-color="#ffffff"/>
      <style:paragraph-properties fo:text-align="center"/>
      <style:text-properties fo:color="#2a6099" fo:font-size="10pt" style:font-size-asian="10pt" style:font-size-complex="10pt"/>
    </style:style>
    <style:style style:name="P17" style:family="paragraph">
      <style:paragraph-properties fo:text-align="center"/>
      <style:text-properties fo:color="#ff8000"/>
    </style:style>
    <style:style style:name="P18" style:family="paragraph">
      <loext:graphic-properties draw:fill="none" draw:fill-color="#ffffff"/>
      <style:paragraph-properties fo:text-align="center"/>
      <style:text-properties fo:color="#ff8000" fo:font-size="10pt" style:font-size-asian="10pt" style:font-size-complex="10pt"/>
    </style:style>
    <style:style style:name="P19" style:family="paragraph">
      <style:paragraph-properties fo:text-align="center"/>
      <style:text-properties fo:color="#00a933"/>
    </style:style>
    <style:style style:name="P20" style:family="paragraph">
      <loext:graphic-properties draw:fill="none" draw:fill-color="#ffffff"/>
      <style:paragraph-properties fo:text-align="center"/>
      <style:text-properties fo:color="#00a933" fo:font-size="10pt" style:font-size-asian="10pt" style:font-size-complex="10pt"/>
    </style:style>
    <style:style style:name="P21" style:family="paragraph">
      <style:paragraph-properties fo:text-align="center"/>
      <style:text-properties fo:color="#800080"/>
    </style:style>
    <style:style style:name="P22" style:family="paragraph">
      <loext:graphic-properties draw:fill="none" draw:fill-color="#ffffff"/>
      <style:paragraph-properties fo:text-align="center"/>
      <style:text-properties fo:color="#800080" fo:font-size="10pt" style:font-size-asian="10pt" style:font-size-complex="10pt"/>
    </style:style>
    <style:style style:name="T1" style:family="text">
      <style:text-properties fo:font-size="10pt" style:font-size-asian="10pt" style:font-size-complex="10pt"/>
    </style:style>
    <style:style style:name="T2" style:family="text">
      <style:text-properties fo:font-size="4pt" style:font-size-asian="4pt" style:font-size-complex="4pt"/>
    </style:style>
    <style:style style:name="T3" style:family="text">
      <style:text-properties fo:font-size="6pt" style:font-size-asian="6pt" style:font-size-complex="6pt"/>
    </style:style>
    <style:style style:name="T4" style:family="text">
      <style:text-properties fo:font-size="12pt" style:font-size-asian="12pt" style:font-size-complex="12pt"/>
    </style:style>
    <style:style style:name="T5" style:family="text">
      <style:text-properties fo:color="#2a6099" fo:font-size="10pt" style:font-size-asian="10pt" style:font-size-complex="10pt"/>
    </style:style>
    <style:style style:name="T6" style:family="text">
      <style:text-properties fo:color="#ff8000" fo:font-size="10pt" style:font-size-asian="10pt" style:font-size-complex="10pt"/>
    </style:style>
    <style:style style:name="T7" style:family="text">
      <style:text-properties fo:color="#00a933" fo:font-size="10pt" style:font-size-asian="10pt" style:font-size-complex="10pt"/>
    </style:style>
    <style:style style:name="T8" style:family="text">
      <style:text-properties fo:color="#800080"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1.894cm" svg:height="16.834cm" svg:x="3.737cm" svg:y="1.29cm">
          <text:p/>
          <draw:enhanced-geometry svg:viewBox="0 0 21600 21600" draw:type="rectangle" draw:enhanced-path="M 0 0 L 21600 0 21600 21600 0 21600 0 0 Z N"/>
        </draw:custom-shape>
        <draw:g xml:id="id5" draw:id="id5">
          <draw:custom-shape draw:style-name="gr2" draw:text-style-name="P1" draw:layer="layout" svg:width="5.516cm" svg:height="3.968cm" svg:x="18.433cm" svg:y="7.0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xml:id="id1" draw:id="id1" draw:layer="layout" svg:width="0.437cm" svg:height="0.457cm" svg:x="19.623cm" svg:y="8.43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2" xml:id="id3" draw:id="id3" draw:layer="layout" svg:width="0.437cm" svg:height="0.457cm" svg:x="20.023cm" svg:y="9.43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2" xml:id="id2" draw:id="id2" draw:layer="layout" svg:width="0.437cm" svg:height="0.457cm" svg:x="20.823cm" svg:y="8.73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4" draw:text-style-name="P1" draw:layer="layout" draw:type="line" svg:x1="19.951cm" svg:y1="8.717cm" svg:x2="20.823cm" svg:y2="9.017cm" draw:start-shape="id1" draw:start-glue-point="8" draw:end-shape="id2" draw:end-glue-point="6" svg:d="M19951 8717l872 300" svg:viewBox="0 0 873 301">
            <text:p/>
          </draw:connector>
          <draw:connector draw:style-name="gr4" draw:text-style-name="P1" draw:layer="layout" draw:type="line" svg:x1="20.987cm" svg:y1="9.191cm" svg:x2="20.187cm" svg:y2="9.543cm" draw:start-shape="id2" draw:start-glue-point="7" draw:end-shape="id3" draw:end-glue-point="5" svg:d="M20987 9191l-800 352" svg:viewBox="0 0 801 353">
            <text:p/>
          </draw:connector>
        </draw:g>
        <draw:connector draw:style-name="gr5" draw:text-style-name="P1" draw:layer="layout" draw:line-skew="0.011cm" svg:x1="13.685cm" svg:y1="5.45cm" svg:x2="18.433cm" svg:y2="9.069cm" draw:start-shape="id4" draw:start-glue-point="7" draw:end-shape="id5" draw:end-glue-point="3" svg:d="M13685 5450h2386v3619h2362" svg:viewBox="0 0 4749 3620">
          <text:p/>
        </draw:connector>
        <draw:connector draw:style-name="gr5" draw:text-style-name="P1" draw:layer="layout" draw:line-skew="0.514cm" svg:x1="12.666cm" svg:y1="13.078cm" svg:x2="18.433cm" svg:y2="9.069cm" draw:start-shape="id6" draw:start-glue-point="7" draw:end-shape="id5" draw:end-glue-point="3" svg:d="M12666 13078h3397v-4009h2370" svg:viewBox="0 0 5768 4010">
          <text:p/>
        </draw:connector>
        <draw:frame draw:style-name="gr6" draw:text-style-name="P4" draw:layer="layout" svg:width="3.91cm" svg:height="0.645cm" svg:x="19.236cm" svg:y="11.312cm">
          <draw:text-box>
            <text:p text:style-name="P3"><text:span text:style-name="T1">Kubernetes cluster</text:span></text:p>
          </draw:text-box>
        </draw:frame>
        <draw:g>
          <draw:custom-shape draw:style-name="gr7" draw:text-style-name="P5" draw:layer="layout" svg:width="10.517cm" svg:height="6.376cm" svg:x="4.324cm" svg:y="9.942cm">
            <text:p/>
            <draw:enhanced-geometry svg:viewBox="0 0 21600 21600" draw:type="rectangle" draw:enhanced-path="M 0 0 L 21600 0 21600 21600 0 21600 0 0 Z N"/>
          </draw:custom-shape>
          <draw:g>
            <draw:line draw:style-name="gr8" draw:text-style-name="P1" draw:layer="layout" svg:x1="9.822cm" svg:y1="12.927cm" svg:x2="10.622cm" svg:y2="12.927cm">
              <text:p/>
            </draw:line>
            <draw:line draw:style-name="gr8" draw:text-style-name="P1" draw:layer="layout" svg:x1="9.822cm" svg:y1="13.227cm" svg:x2="10.622cm" svg:y2="13.227cm">
              <text:p/>
            </draw:line>
          </draw:g>
          <draw:g>
            <draw:g>
              <draw:custom-shape draw:style-name="gr9" draw:text-style-name="P7" draw:layer="layout" svg:width="0.715cm" svg:height="0.973cm" svg:x="4.76cm" svg:y="11.191cm">
                <text:p text:style-name="P6"><text:span text:style-name="T2">------</text:span></text:p>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7" draw:layer="layout" svg:width="0.715cm" svg:height="0.973cm" svg:x="4.76cm" svg:y="12.592cm">
                <text:p text:style-name="P6"><text:span text:style-name="T2">------</text:span></text:p>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7" draw:layer="layout" svg:width="0.715cm" svg:height="0.973cm" svg:x="6.46cm" svg:y="11.191cm">
                <text:p text:style-name="P6"><text:span text:style-name="T2">------</text:span></text:p>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7" draw:layer="layout" svg:width="0.715cm" svg:height="0.973cm" svg:x="6.46cm" svg:y="12.592cm">
                <text:p text:style-name="P6"><text:span text:style-name="T2">------</text:span></text:p>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7" draw:layer="layout" svg:width="0.715cm" svg:height="0.973cm" svg:x="8.16cm" svg:y="11.191cm">
                <text:p text:style-name="P6"><text:span text:style-name="T2">------</text:span></text:p>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7" draw:layer="layout" svg:width="0.715cm" svg:height="0.973cm" svg:x="8.16cm" svg:y="12.592cm">
                <text:p text:style-name="P6"><text:span text:style-name="T2">------</text:span></text:p>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7" draw:layer="layout" svg:width="0.715cm" svg:height="0.973cm" svg:x="8.16cm" svg:y="13.991cm">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8" draw:layer="layout" svg:width="0.595cm" svg:height="0.595cm" svg:x="5.693cm" svg:y="12.72cm">
                <text:p/>
                <draw:enhanced-geometry svg:viewBox="0 0 21600 21600" draw:glue-points="10800 0 0 10800 10800 21600 21600 10800" draw:path-stretchpoint-x="10800" draw:path-stretchpoint-y="10800" draw:text-areas="?f1 ?f1 ?f2 ?f3" draw:type="cross" draw:modifiers="9109.5057034220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 draw:text-style-name="P8" draw:layer="layout" svg:width="0.595cm" svg:height="0.595cm" svg:x="7.393cm" svg:y="12.72cm">
                <text:p/>
                <draw:enhanced-geometry svg:viewBox="0 0 21600 21600" draw:glue-points="10800 0 0 10800 10800 21600 21600 10800" draw:path-stretchpoint-x="10800" draw:path-stretchpoint-y="10800" draw:text-areas="?f1 ?f1 ?f2 ?f3" draw:type="cross" draw:modifiers="9109.5057034220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draw:frame draw:style-name="gr11" draw:text-style-name="P9" draw:layer="layout" svg:width="3.622cm" svg:height="0.645cm" svg:x="5.006cm" svg:y="10.31cm">
              <draw:text-box>
                <text:p><text:span text:style-name="T1">Configuration layers</text:span></text:p>
              </draw:text-box>
            </draw:frame>
          </draw:g>
          <draw:custom-shape draw:style-name="gr12" draw:text-style-name="P11" xml:id="id6" draw:id="id6" draw:layer="layout" svg:width="0.913cm" svg:height="3.929cm" svg:x="11.753cm" svg:y="11.113cm">
            <text:p text:style-name="P10"><text:span text:style-name="T3"/></text:p>
            <text:p text:style-name="P10"><text:span text:style-name="T3">------</text:span></text:p>
            <text:p text:style-name="P10"><text:span text:style-name="T3">—</text:span></text:p>
            <text:p text:style-name="P10"><text:span text:style-name="T3">----</text:span></text:p>
            <text:p text:style-name="P10"><text:span text:style-name="T3"/></text:p>
            <text:p text:style-name="P10"><text:span text:style-name="T3">----</text:span></text:p>
            <text:p text:style-name="P10"><text:span text:style-name="T3">------</text:span></text:p>
            <text:p text:style-name="P10"><text:span text:style-name="T3">----</text:span></text:p>
            <text:p text:style-name="P10"><text:span text:style-name="T3"/></text:p>
            <text:p text:style-name="P10"><text:span text:style-name="T3"/></text:p>
            <text:p text:style-name="P10"><text:span text:style-name="T3">------</text:span></text:p>
            <text:p text:style-name="P10"><text:span text:style-name="T3">–</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3" draw:text-style-name="P4" draw:layer="layout" svg:width="2.678cm" svg:height="1.039cm" svg:x="10.87cm" svg:y="10.111cm">
            <draw:text-box>
              <text:p text:style-name="P3"><text:span text:style-name="T1">Configuration</text:span></text:p>
              <text:p text:style-name="P3"><text:span text:style-name="T1">to apply</text:span></text:p>
            </draw:text-box>
          </draw:frame>
          <draw:frame draw:style-name="gr6" draw:text-style-name="P4" draw:layer="layout" svg:width="2.173cm" svg:height="0.645cm" svg:x="8.496cm" svg:y="15.559cm">
            <draw:text-box>
              <text:p text:style-name="P3"><text:span text:style-name="T1">Kustomize</text:span></text:p>
            </draw:text-box>
          </draw:frame>
        </draw:g>
        <draw:g>
          <draw:custom-shape draw:style-name="gr14" draw:text-style-name="P5" draw:layer="layout" svg:width="10.517cm" svg:height="7.104cm" svg:x="4.324cm" svg:y="1.866cm">
            <text:p/>
            <draw:enhanced-geometry svg:viewBox="0 0 21600 21600" draw:type="rectangle" draw:enhanced-path="M 0 0 L 21600 0 21600 21600 0 21600 0 0 Z N"/>
          </draw:custom-shape>
          <draw:g xml:id="id8" draw:id="id8">
            <draw:g>
              <draw:custom-shape draw:style-name="gr9" draw:text-style-name="P7" draw:layer="layout" svg:width="0.715cm" svg:height="0.973cm" svg:x="5.255cm" svg:y="6.291cm">
                <text:p text:style-name="P6"><text:span text:style-name="T2">------</text:span></text:p>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7" draw:layer="layout" svg:width="0.715cm" svg:height="0.973cm" svg:x="6.355cm" svg:y="6.291cm">
                <text:p text:style-name="P6"><text:span text:style-name="T2">------</text:span></text:p>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7" draw:layer="layout" svg:width="0.715cm" svg:height="0.973cm" svg:x="7.455cm" svg:y="6.291cm">
                <text:p text:style-name="P6"><text:span text:style-name="T2">------</text:span></text:p>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7" draw:layer="layout" svg:width="0.715cm" svg:height="0.973cm" svg:x="5.855cm" svg:y="7.591cm">
                <text:p text:style-name="P6"><text:span text:style-name="T2">------</text:span></text:p>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7" draw:layer="layout" svg:width="0.715cm" svg:height="0.973cm" svg:x="6.955cm" svg:y="7.591cm">
                <text:p text:style-name="P6"><text:span text:style-name="T2">------</text:span></text:p>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frame draw:style-name="gr11" draw:text-style-name="P9" draw:layer="layout" svg:width="2.475cm" svg:height="0.645cm" svg:x="5.475cm" svg:y="5.412cm">
              <draw:text-box>
                <text:p><text:span text:style-name="T1">Source code</text:span></text:p>
              </draw:text-box>
            </draw:frame>
          </draw:g>
          <draw:custom-shape draw:style-name="gr15" draw:text-style-name="P12" xml:id="id7" draw:id="id7" draw:layer="layout" svg:width="2.103cm" svg:height="1.786cm" svg:x="5.661cm" svg:y="2.934cm">
            <text:p text:style-name="P3"><text:span text:style-name="T4">Dockerfil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 draw:text-style-name="P14" xml:id="id4" draw:id="id4" draw:layer="layout" svg:width="2.302cm" svg:height="1.389cm" svg:x="11.383cm" svg:y="4.755cm">
            <text:p text:style-name="P13">Image</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5" draw:text-style-name="P1" draw:layer="layout" svg:x1="7.764cm" svg:y1="3.827cm" svg:x2="11.383cm" svg:y2="5.45cm" draw:start-shape="id7" draw:start-glue-point="7" draw:end-shape="id4" draw:end-glue-point="5" svg:d="M7764 3827h1810v1623h1809" svg:viewBox="0 0 3620 1624">
            <text:p/>
          </draw:connector>
          <draw:connector draw:style-name="gr5" draw:text-style-name="P1" draw:layer="layout" draw:line-skew="-0.199cm" svg:x1="8.17cm" svg:y1="6.988cm" svg:x2="11.383cm" svg:y2="5.45cm" draw:start-shape="id8" draw:start-glue-point="1" draw:end-shape="id4" draw:end-glue-point="5" svg:d="M8170 6988h1408v-1538h1805" svg:viewBox="0 0 3214 1539">
            <text:p/>
          </draw:connector>
          <draw:frame draw:style-name="gr6" draw:text-style-name="P4" draw:layer="layout" svg:width="1.621cm" svg:height="0.645cm" svg:x="8.772cm" svg:y="1.96cm">
            <draw:text-box>
              <text:p text:style-name="P3"><text:span text:style-name="T1">Builder</text:span></text:p>
            </draw:text-box>
          </draw:frame>
        </draw:g>
        <draw:custom-shape draw:style-name="gr17" draw:text-style-name="P1" draw:layer="layout" svg:width="14.14cm" svg:height="11.013cm" svg:x="10.748cm" svg:y="4.346cm">
          <text:p/>
          <draw:enhanced-geometry svg:viewBox="0 0 21600 21600" draw:type="rectangle" draw:enhanced-path="M 0 0 L 21600 0 21600 21600 0 21600 0 0 Z N"/>
        </draw:custom-shape>
        <draw:frame draw:style-name="gr13" draw:text-style-name="P4" draw:layer="layout" svg:width="3.196cm" svg:height="1.039cm" svg:x="16.797cm" svg:y="14.66cm">
          <draw:text-box>
            <text:p text:style-name="P3"><text:span text:style-name="T1">Kubernetes API</text:span></text:p>
          </draw:text-box>
        </draw:frame>
        <draw:frame draw:style-name="gr13" draw:text-style-name="P4" draw:layer="layout" svg:width="1.917cm" svg:height="1.039cm" svg:x="13.697cm" svg:y="17.361cm">
          <draw:text-box>
            <text:p text:style-name="P3"><text:span text:style-name="T1">Skaffold</text:span></text:p>
          </draw:text-box>
        </draw:frame>
      </draw:page>
      <draw:page draw:name="page2" draw:style-name="dp1" draw:master-page-name="Default">
        <draw:custom-shape draw:style-name="gr18" draw:text-style-name="P1" draw:layer="layout" svg:width="21.894cm" svg:height="16.834cm" svg:x="3.737cm" svg:y="1.29cm">
          <text:p/>
          <draw:enhanced-geometry svg:viewBox="0 0 21600 21600" draw:type="rectangle" draw:enhanced-path="M 0 0 L 21600 0 21600 21600 0 21600 0 0 Z N"/>
        </draw:custom-shape>
        <draw:g xml:id="id13" draw:id="id13">
          <draw:custom-shape draw:style-name="gr2" draw:text-style-name="P1" draw:layer="layout" svg:width="5.516cm" svg:height="3.968cm" svg:x="18.433cm" svg:y="7.0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xml:id="id9" draw:id="id9" draw:layer="layout" svg:width="0.437cm" svg:height="0.457cm" svg:x="19.623cm" svg:y="8.43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2" xml:id="id11" draw:id="id11" draw:layer="layout" svg:width="0.437cm" svg:height="0.457cm" svg:x="20.023cm" svg:y="9.43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2" xml:id="id10" draw:id="id10" draw:layer="layout" svg:width="0.437cm" svg:height="0.457cm" svg:x="20.823cm" svg:y="8.73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4" draw:text-style-name="P1" draw:layer="layout" draw:type="line" svg:x1="19.951cm" svg:y1="8.717cm" svg:x2="20.823cm" svg:y2="9.017cm" draw:start-shape="id9" draw:start-glue-point="8" draw:end-shape="id10" draw:end-glue-point="6" svg:d="M19951 8717l872 300" svg:viewBox="0 0 873 301">
            <text:p/>
          </draw:connector>
          <draw:connector draw:style-name="gr4" draw:text-style-name="P1" draw:layer="layout" draw:type="line" svg:x1="20.987cm" svg:y1="9.191cm" svg:x2="20.187cm" svg:y2="9.543cm" draw:start-shape="id10" draw:start-glue-point="7" draw:end-shape="id11" draw:end-glue-point="5" svg:d="M20987 9191l-800 352" svg:viewBox="0 0 801 353">
            <text:p/>
          </draw:connector>
        </draw:g>
        <draw:connector draw:style-name="gr5" draw:text-style-name="P1" draw:layer="layout" draw:line-skew="0.011cm" svg:x1="13.685cm" svg:y1="5.45cm" svg:x2="18.433cm" svg:y2="9.069cm" draw:start-shape="id12" draw:start-glue-point="7" draw:end-shape="id13" draw:end-glue-point="3" svg:d="M13685 5450h2386v3619h2362" svg:viewBox="0 0 4749 3620">
          <text:p/>
        </draw:connector>
        <draw:connector draw:style-name="gr5" draw:text-style-name="P1" draw:layer="layout" draw:line-skew="0.514cm" svg:x1="12.666cm" svg:y1="13.078cm" svg:x2="18.433cm" svg:y2="9.069cm" draw:start-shape="id14" draw:start-glue-point="7" draw:end-shape="id13" draw:end-glue-point="3" svg:d="M12666 13078h3397v-4009h2370" svg:viewBox="0 0 5768 4010">
          <text:p/>
        </draw:connector>
        <draw:frame draw:style-name="gr6" draw:text-style-name="P4" draw:layer="layout" svg:width="3.91cm" svg:height="0.645cm" svg:x="19.236cm" svg:y="11.312cm">
          <draw:text-box>
            <text:p text:style-name="P3"><text:span text:style-name="T1">Kubernetes cluster</text:span></text:p>
          </draw:text-box>
        </draw:frame>
        <draw:g>
          <draw:custom-shape draw:style-name="gr19" draw:text-style-name="P5" draw:layer="layout" svg:width="10.517cm" svg:height="6.376cm" svg:x="4.324cm" svg:y="9.942cm">
            <text:p/>
            <draw:enhanced-geometry svg:viewBox="0 0 21600 21600" draw:type="rectangle" draw:enhanced-path="M 0 0 L 21600 0 21600 21600 0 21600 0 0 Z N"/>
          </draw:custom-shape>
          <draw:g>
            <draw:line draw:style-name="gr8" draw:text-style-name="P1" draw:layer="layout" svg:x1="9.822cm" svg:y1="12.927cm" svg:x2="10.622cm" svg:y2="12.927cm">
              <text:p/>
            </draw:line>
            <draw:line draw:style-name="gr8" draw:text-style-name="P1" draw:layer="layout" svg:x1="9.822cm" svg:y1="13.227cm" svg:x2="10.622cm" svg:y2="13.227cm">
              <text:p/>
            </draw:line>
          </draw:g>
          <draw:g>
            <draw:g>
              <draw:custom-shape draw:style-name="gr9" draw:text-style-name="P7" draw:layer="layout" svg:width="0.715cm" svg:height="0.973cm" svg:x="4.76cm" svg:y="11.191cm">
                <text:p text:style-name="P6"><text:span text:style-name="T2">------</text:span></text:p>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7" draw:layer="layout" svg:width="0.715cm" svg:height="0.973cm" svg:x="4.76cm" svg:y="12.592cm">
                <text:p text:style-name="P6"><text:span text:style-name="T2">------</text:span></text:p>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7" draw:layer="layout" svg:width="0.715cm" svg:height="0.973cm" svg:x="6.46cm" svg:y="11.191cm">
                <text:p text:style-name="P6"><text:span text:style-name="T2">------</text:span></text:p>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7" draw:layer="layout" svg:width="0.715cm" svg:height="0.973cm" svg:x="6.46cm" svg:y="12.592cm">
                <text:p text:style-name="P6"><text:span text:style-name="T2">------</text:span></text:p>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7" draw:layer="layout" svg:width="0.715cm" svg:height="0.973cm" svg:x="8.16cm" svg:y="11.191cm">
                <text:p text:style-name="P6"><text:span text:style-name="T2">------</text:span></text:p>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7" draw:layer="layout" svg:width="0.715cm" svg:height="0.973cm" svg:x="8.16cm" svg:y="12.592cm">
                <text:p text:style-name="P6"><text:span text:style-name="T2">------</text:span></text:p>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7" draw:layer="layout" svg:width="0.715cm" svg:height="0.973cm" svg:x="8.16cm" svg:y="13.991cm">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8" draw:layer="layout" svg:width="0.595cm" svg:height="0.595cm" svg:x="5.693cm" svg:y="12.72cm">
                <text:p/>
                <draw:enhanced-geometry svg:viewBox="0 0 21600 21600" draw:glue-points="10800 0 0 10800 10800 21600 21600 10800" draw:path-stretchpoint-x="10800" draw:path-stretchpoint-y="10800" draw:text-areas="?f1 ?f1 ?f2 ?f3" draw:type="cross" draw:modifiers="9109.5057034220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 draw:text-style-name="P8" draw:layer="layout" svg:width="0.595cm" svg:height="0.595cm" svg:x="7.393cm" svg:y="12.72cm">
                <text:p/>
                <draw:enhanced-geometry svg:viewBox="0 0 21600 21600" draw:glue-points="10800 0 0 10800 10800 21600 21600 10800" draw:path-stretchpoint-x="10800" draw:path-stretchpoint-y="10800" draw:text-areas="?f1 ?f1 ?f2 ?f3" draw:type="cross" draw:modifiers="9109.5057034220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draw:frame draw:style-name="gr11" draw:text-style-name="P9" draw:layer="layout" svg:width="3.622cm" svg:height="0.645cm" svg:x="5.006cm" svg:y="10.31cm">
              <draw:text-box>
                <text:p><text:span text:style-name="T1">Configuration layers</text:span></text:p>
              </draw:text-box>
            </draw:frame>
          </draw:g>
          <draw:custom-shape draw:style-name="gr12" draw:text-style-name="P11" xml:id="id14" draw:id="id14" draw:layer="layout" svg:width="0.913cm" svg:height="3.929cm" svg:x="11.753cm" svg:y="11.113cm">
            <text:p text:style-name="P10"><text:span text:style-name="T3"/></text:p>
            <text:p text:style-name="P10"><text:span text:style-name="T3">------</text:span></text:p>
            <text:p text:style-name="P10"><text:span text:style-name="T3">—</text:span></text:p>
            <text:p text:style-name="P10"><text:span text:style-name="T3">----</text:span></text:p>
            <text:p text:style-name="P10"><text:span text:style-name="T3"/></text:p>
            <text:p text:style-name="P10"><text:span text:style-name="T3">----</text:span></text:p>
            <text:p text:style-name="P10"><text:span text:style-name="T3">------</text:span></text:p>
            <text:p text:style-name="P10"><text:span text:style-name="T3">----</text:span></text:p>
            <text:p text:style-name="P10"><text:span text:style-name="T3"/></text:p>
            <text:p text:style-name="P10"><text:span text:style-name="T3"/></text:p>
            <text:p text:style-name="P10"><text:span text:style-name="T3">------</text:span></text:p>
            <text:p text:style-name="P10"><text:span text:style-name="T3">–</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3" draw:text-style-name="P4" draw:layer="layout" svg:width="2.678cm" svg:height="1.039cm" svg:x="10.87cm" svg:y="10.111cm">
            <draw:text-box>
              <text:p text:style-name="P3"><text:span text:style-name="T1">Configuration</text:span></text:p>
              <text:p text:style-name="P3"><text:span text:style-name="T1">to apply</text:span></text:p>
            </draw:text-box>
          </draw:frame>
          <draw:frame draw:style-name="gr6" draw:text-style-name="P16" draw:layer="layout" svg:width="2.173cm" svg:height="0.645cm" svg:x="8.496cm" svg:y="15.559cm">
            <draw:text-box>
              <text:p text:style-name="P15"><text:span text:style-name="T5">Kustomize</text:span></text:p>
            </draw:text-box>
          </draw:frame>
        </draw:g>
        <draw:g>
          <draw:custom-shape draw:style-name="gr20" draw:text-style-name="P5" draw:layer="layout" svg:width="10.517cm" svg:height="7.104cm" svg:x="4.324cm" svg:y="1.866cm">
            <text:p/>
            <draw:enhanced-geometry svg:viewBox="0 0 21600 21600" draw:type="rectangle" draw:enhanced-path="M 0 0 L 21600 0 21600 21600 0 21600 0 0 Z N"/>
          </draw:custom-shape>
          <draw:g xml:id="id16" draw:id="id16">
            <draw:g>
              <draw:custom-shape draw:style-name="gr9" draw:text-style-name="P7" draw:layer="layout" svg:width="0.715cm" svg:height="0.973cm" svg:x="5.255cm" svg:y="6.291cm">
                <text:p text:style-name="P6"><text:span text:style-name="T2">------</text:span></text:p>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7" draw:layer="layout" svg:width="0.715cm" svg:height="0.973cm" svg:x="6.355cm" svg:y="6.291cm">
                <text:p text:style-name="P6"><text:span text:style-name="T2">------</text:span></text:p>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7" draw:layer="layout" svg:width="0.715cm" svg:height="0.973cm" svg:x="7.455cm" svg:y="6.291cm">
                <text:p text:style-name="P6"><text:span text:style-name="T2">------</text:span></text:p>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7" draw:layer="layout" svg:width="0.715cm" svg:height="0.973cm" svg:x="5.855cm" svg:y="7.591cm">
                <text:p text:style-name="P6"><text:span text:style-name="T2">------</text:span></text:p>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7" draw:layer="layout" svg:width="0.715cm" svg:height="0.973cm" svg:x="6.955cm" svg:y="7.591cm">
                <text:p text:style-name="P6"><text:span text:style-name="T2">------</text:span></text:p>
                <text:p text:style-name="P6"><text:span text:style-name="T2">----</text:span></text:p>
                <text:p text:style-name="P6"><text:span text:style-name="T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frame draw:style-name="gr11" draw:text-style-name="P9" draw:layer="layout" svg:width="2.475cm" svg:height="0.645cm" svg:x="5.475cm" svg:y="5.412cm">
              <draw:text-box>
                <text:p><text:span text:style-name="T1">Source code</text:span></text:p>
              </draw:text-box>
            </draw:frame>
          </draw:g>
          <draw:custom-shape draw:style-name="gr15" draw:text-style-name="P12" xml:id="id15" draw:id="id15" draw:layer="layout" svg:width="2.103cm" svg:height="1.786cm" svg:x="5.661cm" svg:y="2.934cm">
            <text:p text:style-name="P3"><text:span text:style-name="T4">Dockerfil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 draw:text-style-name="P14" xml:id="id12" draw:id="id12" draw:layer="layout" svg:width="2.302cm" svg:height="1.389cm" svg:x="11.383cm" svg:y="4.755cm">
            <text:p text:style-name="P13">Image</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5" draw:text-style-name="P1" draw:layer="layout" svg:x1="7.764cm" svg:y1="3.827cm" svg:x2="11.383cm" svg:y2="5.45cm" draw:start-shape="id15" draw:start-glue-point="7" draw:end-shape="id12" draw:end-glue-point="5" svg:d="M7764 3827h1810v1623h1809" svg:viewBox="0 0 3620 1624">
            <text:p/>
          </draw:connector>
          <draw:connector draw:style-name="gr5" draw:text-style-name="P1" draw:layer="layout" draw:line-skew="-0.199cm" svg:x1="8.17cm" svg:y1="6.988cm" svg:x2="11.383cm" svg:y2="5.45cm" draw:start-shape="id16" draw:start-glue-point="1" draw:end-shape="id12" draw:end-glue-point="5" svg:d="M8170 6988h1408v-1538h1805" svg:viewBox="0 0 3214 1539">
            <text:p/>
          </draw:connector>
          <draw:frame draw:style-name="gr6" draw:text-style-name="P18" draw:layer="layout" svg:width="1.621cm" svg:height="0.645cm" svg:x="8.772cm" svg:y="1.96cm">
            <draw:text-box>
              <text:p text:style-name="P17"><text:span text:style-name="T6">Builder</text:span></text:p>
            </draw:text-box>
          </draw:frame>
        </draw:g>
        <draw:custom-shape draw:style-name="gr21" draw:text-style-name="P1" draw:layer="layout" svg:width="14.14cm" svg:height="11.013cm" svg:x="10.748cm" svg:y="4.346cm">
          <text:p/>
          <draw:enhanced-geometry svg:viewBox="0 0 21600 21600" draw:type="rectangle" draw:enhanced-path="M 0 0 L 21600 0 21600 21600 0 21600 0 0 Z N"/>
        </draw:custom-shape>
        <draw:frame draw:style-name="gr13" draw:text-style-name="P20" draw:layer="layout" svg:width="3.196cm" svg:height="1.039cm" svg:x="16.797cm" svg:y="14.66cm">
          <draw:text-box>
            <text:p text:style-name="P19"><text:span text:style-name="T7">Kubernetes API</text:span></text:p>
          </draw:text-box>
        </draw:frame>
        <draw:frame draw:style-name="gr13" draw:text-style-name="P22" draw:layer="layout" svg:width="1.917cm" svg:height="1.039cm" svg:x="13.697cm" svg:y="17.361cm">
          <draw:text-box>
            <text:p text:style-name="P21"><text:span text:style-name="T8">Skaffold</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13T12:09:26.598730737</meta:creation-date>
    <dc:date>2019-11-13T13:00:49.834702359</dc:date>
    <meta:editing-duration>PT13M33S</meta:editing-duration>
    <meta:editing-cycles>2</meta:editing-cycles>
    <meta:generator>LibreOffice/6.1.5.2$MacOSX_X86_64 LibreOffice_project/90f8dcf33c87b3705e78202e3df5142b201bd805</meta:generator>
    <meta:document-statistic meta:object-count="98"/>
  </office:meta>
</office:document-meta>
</file>